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fo:font-size="14pt" officeooo:paragraph-rsid="00086b53" style:font-size-asian="14pt" style:font-size-complex="14pt"/>
    </style:style>
    <style:style style:name="P2" style:family="paragraph" style:parent-style-name="Standard">
      <style:text-properties style:font-name="Arial" fo:font-size="14pt" fo:font-weight="bold" officeooo:rsid="00086b53" officeooo:paragraph-rsid="00086b53" style:font-size-asian="12.25pt" style:font-weight-asian="bold" style:font-size-complex="14pt" style:font-weight-complex="bold"/>
    </style:style>
    <style:style style:name="P3" style:family="paragraph" style:parent-style-name="Text_20_body">
      <style:text-properties style:font-name="Arial" fo:font-size="14pt" fo:font-weight="bold" officeooo:rsid="000a0825" officeooo:paragraph-rsid="000a0825" style:font-size-asian="14pt" style:font-weight-asian="bold" style:font-size-complex="14pt" style:font-weight-complex="bold"/>
    </style:style>
    <style:style style:name="P4" style:family="paragraph" style:parent-style-name="Text_20_body">
      <style:text-properties style:font-name="Arial" fo:font-size="14pt" fo:font-weight="normal" officeooo:paragraph-rsid="00086b53" style:font-size-asian="14pt" style:font-weight-asian="normal" style:font-size-complex="14pt" style:font-weight-complex="normal"/>
    </style:style>
    <style:style style:name="P5" style:family="paragraph" style:parent-style-name="Text_20_body">
      <style:text-properties style:font-name="Arial" fo:font-size="14pt" fo:font-weight="normal" officeooo:rsid="000a0825" officeooo:paragraph-rsid="000a0825" style:font-size-asian="14pt" style:font-weight-asian="normal" style:font-size-complex="14pt" style:font-weight-complex="normal"/>
    </style:style>
    <style:style style:name="P6" style:family="paragraph" style:parent-style-name="Header">
      <style:text-properties style:font-name="Arial" fo:font-size="18pt" style:text-underline-style="solid" style:text-underline-width="auto" style:text-underline-color="font-color" fo:font-weight="bold" officeooo:rsid="00086b53" officeooo:paragraph-rsid="00086b53" style:font-size-asian="15.75pt" style:font-weight-asian="bold" style:font-size-complex="18pt" style:font-weight-complex="bold"/>
    </style:style>
    <style:style style:name="P7" style:family="paragraph" style:parent-style-name="Header">
      <style:text-properties style:font-name="Arial" fo:font-size="18pt" style:text-underline-style="none" fo:font-weight="bold" officeooo:rsid="00086b53" officeooo:paragraph-rsid="00086b53" style:font-size-asian="15.75pt" style:font-weight-asian="bold" style:font-size-complex="18pt" style:font-weight-complex="bold"/>
    </style:style>
    <style:style style:name="P8" style:family="paragraph" style:parent-style-name="Table_20_Contents">
      <style:text-properties style:font-name="Arial" fo:font-size="14pt" fo:font-weight="normal" officeooo:rsid="00086b53" officeooo:paragraph-rsid="00086b53" style:font-size-asian="14pt" style:font-weight-asian="normal" style:font-size-complex="14pt" style:font-weight-complex="normal"/>
    </style:style>
    <style:style style:name="P9" style:family="paragraph" style:parent-style-name="Table_20_Contents">
      <style:text-properties style:font-name="Arial" fo:font-size="14pt" fo:font-weight="normal" officeooo:rsid="00086b53" officeooo:paragraph-rsid="00086b53" style:font-size-asian="12.25pt" style:font-weight-asian="normal" style:font-size-complex="14pt" style:font-weight-complex="normal"/>
    </style:style>
    <style:style style:name="P10" style:family="paragraph" style:parent-style-name="Heading_20_3">
      <style:text-properties officeooo:rsid="00086b53" officeooo:paragraph-rsid="00086b53"/>
    </style:style>
    <style:style style:name="T1" style:family="text">
      <style:text-properties officeooo:rsid="00086b53"/>
    </style:style>
    <style:style style:name="T2" style:family="text">
      <style:text-properties style:text-underline-style="none"/>
    </style:style>
    <style:style style:name="T3" style:family="text">
      <style:text-properties fo:color="#ff0000" style:text-underline-style="solid" style:text-underline-width="auto" style:text-underline-color="font-color"/>
    </style:style>
    <style:style style:name="T4" style:family="text">
      <style:text-properties fo:font-weight="bold" officeooo:rsid="00086b53"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1)</text:span></text:p>
      <text:p text:style-name="P1">Notre entreprise est une multinationale, elle vend des vêtements de sport comme des maillots de bains ou des crampons de foot.</text:p>
      <text:p text:style-name="P8">Elle intervient sur un oligopole, il y a quelques offreurs pour de nombreux demandeurs.</text:p>
      <text:p text:style-name="P2">2)</text:p>
      <text:p text:style-name="P9">Nous avons 2 types de données les données qui sont en liens avec les clients tels que les commandes ou encore leurs données, et les données de nos produits.</text:p>
      <text:p text:style-name="P9">Pour les données clients :</text:p>
      <text:p text:style-name="P9"><text:tab/>- ce sont des données personnelles ,car on peut directement identifier de qui provient ces données, ce sont des données structurées elles peuvent être classées, ou triées par groupe avec des liens entre elles. Ce sont des données fournies par l'utilisateur, elles sont acquises auprès d'autres acteurs économiques.</text:p>
      <text:p text:style-name="P9">Pour les données de nos produits :</text:p>
      <text:p text:style-name="P9"><text:tab/>- ce sont des données non personnelles , car on ne peut pas identifier de qui provient ces données, ce sont des données structurées comme celles des clients, elles peuvent être triées et regrouper par un lien entre elles. Ce sont des données fournies par les fournisseurs , elles sont acquises auprès d'autres acteurs économiques.</text:p>
      <text:h text:style-name="P10" text:outline-level="3">3)</text:h>
      <text:p text:style-name="P4">Notre entreprise reçoit des données des fournisseurs comme la quantité fournit, on les <text:span text:style-name="T1">traite</text:span>, les stocks, les partages pour que les clients sur internet puissent voir si il reste de la quantité , ensuite on les anal<text:span text:style-name="T1">y</text:span>se pour savoir ce qui a le plus été vendu et savoir ce que l'on doit commander de nouveau. <text:s/>En amont des données on a les fournisseurs de nos produits, en aval il y a l'entreprise qui gère les serveurs et gardent les archives de nos données.</text:p>
      <text:p text:style-name="P3">4)</text:p>
      <text:p text:style-name="P5">Sans notre aide, l’organisation de l’entreprise serait compliqué, la gestion du stock ainsi que des commandes seraient trop difficile. Notre intervention permet à tous les magasins d’utiliser chacun nos données et la récupération de données serait compliqué avec des sond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8pt" style:text-underline-style="solid" style:text-underline-width="auto" style:text-underline-color="font-color" fo:font-weight="bold" officeooo:rsid="00086b53" officeooo:paragraph-rsid="00086b53" style:font-size-asian="15.75pt" style:font-weight-asian="bold" style:font-size-complex="18pt" style:font-weight-complex="bold"/>
    </style:style>
    <style:style style:name="MP2" style:family="paragraph" style:parent-style-name="Header">
      <style:text-properties style:font-name="Arial" fo:font-size="18pt" style:text-underline-style="none" fo:font-weight="bold" officeooo:rsid="00086b53" officeooo:paragraph-rsid="00086b53" style:font-size-asian="15.75pt" style:font-weight-asian="bold" style:font-size-complex="18pt" style:font-weight-complex="bold"/>
    </style:style>
    <style:style style:name="MT1" style:family="text">
      <style:text-properties style:text-underline-style="none"/>
    </style:style>
    <style:style style:name="MT2" style:family="text">
      <style:text-properties fo:color="#ff0000" style:text-underline-style="solid" style:text-underline-width="auto" style:text-underline-color="font-colo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Axel<text:span text:style-name="MT1"> </text:span>Rodriguez<text:span text:style-name="MT1"><text:tab/><text:tab/></text:span>Gr.2</text:p>
        <text:p text:style-name="MP2"><text:tab/></text:p>
        <text:p text:style-name="MP2"><text:tab/><text:span text:style-name="MT2">Compte rendu : Economie SAE 1.0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7T15:41:46.062315821</meta:creation-date>
    <dc:date>2021-12-07T16:17:05.800446425</dc:date>
    <meta:editing-duration>PT20M1S</meta:editing-duration>
    <meta:editing-cycles>1</meta:editing-cycles>
    <meta:document-statistic meta:table-count="0" meta:image-count="0" meta:object-count="0" meta:page-count="1" meta:paragraph-count="16" meta:word-count="315" meta:character-count="1871" meta:non-whitespace-character-count="1565"/>
    <meta:generator>LibreOffice/6.1.5.2$Linux_X86_64 LibreOffice_project/10$Build-2</meta:generator>
  </office:meta>
</office:document-meta>
</file>